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1.8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T1_3" style:family="text"/>
    <style:style style:name="T1_4" style:family="text"/>
    <style:style style:name="T1_5" style:family="text"/>
    <style:style style:name="T1_6" style:family="text"/>
    <style:style style:name="T1_7" style:family="text"/>
    <style:style style:name="T1_8" style:family="text"/>
    <style:style style:name="T1_9" style:family="text"/>
    <style:style style:name="T1_10" style:family="text"/>
    <style:style style:name="T1_11" style:family="text"/>
    <style:style style:name="T1_12" style:family="text"/>
    <style:style style:name="T1_13" style:family="text"/>
    <style:style style:name="T1_14" style:family="text"/>
    <style:style style:name="T1_15" style:family="text"/>
    <style:style style:name="T1_16" style:family="text"/>
    <style:style style:name="T1_17" style:family="text"/>
    <style:style style:name="T1_18" style:family="text"/>
    <style:style style:name="T1_19" style:family="text"/>
    <style:style style:name="T1_20" style:family="text"/>
    <style:style style:name="T1_21" style:family="text"/>
    <style:style style:name="T1_22" style:family="text"/>
    <style:style style:name="T1_23" style:family="text"/>
    <style:style style:name="T1_24" style:family="text"/>
    <style:style style:name="T1_25" style:family="text"/>
    <style:style style:name="T1_26" style:family="text"/>
    <style:style style:name="T1_27" style:family="text"/>
    <style:style style:name="T1_28" style:family="text"/>
    <style:style style:name="T1_29" style:family="text"/>
    <style:style style:name="T1_30" style:family="text"/>
    <style:style style:name="T1_31" style:family="text"/>
    <style:style style:name="T1_32" style:family="text"/>
    <style:style style:name="T1_33" style:family="text"/>
    <style:style style:name="T1_34" style:family="text"/>
    <style:style style:name="T1_35" style:family="text"/>
    <style:style style:name="T1_36" style:family="text"/>
    <style:style style:name="T1_37" style:family="text"/>
    <style:style style:name="T1_38" style:family="text"/>
    <style:style style:name="T1_39" style:family="text"/>
    <style:style style:name="T1_40" style:family="text"/>
    <style:style style:name="T1_41" style:family="text"/>
    <style:style style:name="T1_42" style:family="text"/>
    <style:style style:name="T1_43" style:family="text"/>
    <style:style style:name="T1_44" style:family="text"/>
    <style:style style:name="T1_45" style:family="text"/>
    <style:style style:name="T1_46" style:family="text"/>
    <style:style style:name="T1_47" style:family="text"/>
    <style:style style:name="T1_48" style:family="text"/>
    <style:style style:name="T1_49" style:family="text"/>
    <style:style style:name="T1_50" style:family="text"/>
    <style:style style:name="T1_51" style:family="text"/>
    <style:style style:name="T1_52" style:family="text"/>
    <style:style style:name="T1_53" style:family="text"/>
    <style:style style:name="T1_54" style:family="text"/>
    <style:style style:name="T1_55" style:family="text"/>
    <style:style style:name="T1_56" style:family="text"/>
    <style:style style:name="P2" style:family="paragraph" style:parent-style-name="Standard">
      <style:paragraph-properties fo:break-before="auto" fo:line-height="115%" style:writing-mode="lr-tb"/>
    </style:style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T3_7" style:family="text"/>
    <style:style style:name="T3_8" style:family="text"/>
    <style:style style:name="T3_9" style:family="text"/>
    <style:style style:name="T3_10" style:family="text"/>
    <style:style style:name="T3_11" style:family="text"/>
    <style:style style:name="T3_12" style:family="text"/>
    <style:style style:name="T3_13" style:family="text"/>
    <style:style style:name="T3_14" style:family="text"/>
    <style:style style:name="T3_15" style:family="text"/>
    <style:style style:name="T3_16" style:family="text"/>
    <style:style style:name="T3_17" style:family="text"/>
    <style:style style:name="T3_18" style:family="text"/>
    <style:style style:name="T3_19" style:family="text"/>
    <style:style style:name="T3_20" style:family="text"/>
    <style:style style:name="T3_21" style:family="text"/>
    <style:style style:name="T3_22" style:family="text"/>
    <style:style style:name="T3_23" style:family="text"/>
    <style:style style:name="T3_24" style:family="text"/>
    <style:style style:name="T3_25" style:family="text"/>
    <style:style style:name="T3_26" style:family="text"/>
    <style:style style:name="T3_27" style:family="text"/>
    <style:style style:name="T3_28" style:family="text"/>
    <style:style style:name="T3_29" style:family="text"/>
    <style:style style:name="T3_30" style:family="text"/>
    <style:style style:name="T3_31" style:family="text"/>
    <style:style style:name="T3_32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P6" style:family="paragraph" style:parent-style-name="Standard">
      <style:paragraph-properties fo:break-before="auto" fo:line-height="115%" style:writing-mode="lr-tb"/>
    </style:style>
    <style:style style:name="T6_1" style:family="text"/>
    <style:style style:name="T6_2" style:family="text"/>
    <style:style style:name="T6_3" style:family="text"/>
    <style:style style:name="T6_4" style:family="text"/>
    <style:style style:name="T6_5" style:family="text"/>
    <style:style style:name="T6_6" style:family="text"/>
    <style:style style:name="T6_7" style:family="text"/>
    <style:style style:name="T6_8" style:family="text"/>
    <style:style style:name="P7" style:family="paragraph" style:parent-style-name="Standard">
      <style:paragraph-properties fo:break-before="auto" fo:line-height="115%" style:writing-mode="lr-tb"/>
    </style:style>
    <style:style style:name="T7_1" style:family="text"/>
    <style:style style:name="T7_2" style:family="text"/>
    <style:style style:name="T7_3" style:family="text"/>
    <style:style style:name="T7_4" style:family="text"/>
    <style:style style:name="T7_5" style:family="text"/>
    <style:style style:name="T7_6" style:family="text"/>
    <style:style style:name="T7_7" style:family="text"/>
    <style:style style:name="T7_8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T9_2" style:family="text"/>
    <style:style style:name="T9_3" style:family="text"/>
    <style:style style:name="T9_4" style:family="text"/>
    <style:style style:name="T9_5" style:family="text"/>
    <style:style style:name="T9_6" style:family="text"/>
    <style:style style:name="T9_7" style:family="text"/>
    <style:style style:name="T9_8" style:family="text"/>
    <style:style style:name="T9_9" style:family="text"/>
    <style:style style:name="T9_10" style:family="text"/>
    <style:style style:name="T9_11" style:family="text"/>
    <style:style style:name="T9_12" style:family="text"/>
    <style:style style:name="T9_13" style:family="text"/>
    <style:style style:name="T9_14" style:family="text"/>
    <style:style style:name="T9_15" style:family="text"/>
    <style:style style:name="T9_16" style:family="text"/>
    <style:style style:name="T9_17" style:family="text"/>
    <style:style style:name="T9_18" style:family="text"/>
    <style:style style:name="T9_19" style:family="text"/>
    <style:style style:name="T9_20" style:family="text"/>
    <style:style style:name="T9_21" style:family="text"/>
    <style:style style:name="T9_22" style:family="text"/>
    <style:style style:name="T9_23" style:family="text"/>
    <style:style style:name="T9_24" style:family="text"/>
    <style:style style:name="T9_25" style:family="text"/>
    <style:style style:name="T9_26" style:family="text"/>
    <style:style style:name="T9_27" style:family="text"/>
    <style:style style:name="T9_28" style:family="text"/>
    <style:style style:name="T9_29" style:family="text"/>
    <style:style style:name="T9_30" style:family="text"/>
    <style:style style:name="T9_31" style:family="text"/>
    <style:style style:name="T9_32" style:family="text"/>
    <style:style style:name="T9_33" style:family="text"/>
    <style:style style:name="T9_34" style:family="text"/>
    <style:style style:name="T9_35" style:family="text"/>
    <style:style style:name="T9_36" style:family="text"/>
    <style:style style:name="T9_37" style:family="text"/>
    <style:style style:name="T9_38" style:family="text"/>
    <style:style style:name="T9_39" style:family="text"/>
    <style:style style:name="T9_40" style:family="text"/>
    <style:style style:name="T9_41" style:family="text"/>
    <style:style style:name="T9_42" style:family="text"/>
    <style:style style:name="T9_43" style:family="text"/>
    <style:style style:name="T9_44" style:family="text"/>
    <style:style style:name="T9_45" style:family="text"/>
    <style:style style:name="T9_46" style:family="text"/>
    <style:style style:name="T9_47" style:family="text"/>
    <style:style style:name="T9_48" style:family="text"/>
    <style:style style:name="T9_49" style:family="text"/>
    <style:style style:name="T9_50" style:family="text"/>
    <style:style style:name="T9_51" style:family="text"/>
    <style:style style:name="T9_52" style:family="text"/>
    <style:style style:name="T9_53" style:family="text"/>
    <style:style style:name="T9_54" style:family="text"/>
    <style:style style:name="T9_55" style:family="text"/>
    <style:style style:name="T9_56" style:family="text"/>
    <style:style style:name="T9_57" style:family="text"/>
    <style:style style:name="T9_58" style:family="text"/>
    <style:style style:name="T9_59" style:family="text"/>
    <style:style style:name="T9_60" style:family="text"/>
    <style:style style:name="T9_61" style:family="text"/>
    <style:style style:name="T9_62" style:family="text"/>
    <style:style style:name="T9_63" style:family="text"/>
    <style:style style:name="T9_64" style:family="text"/>
    <style:style style:name="T9_65" style:family="text"/>
    <style:style style:name="T9_66" style:family="text"/>
    <style:style style:name="T9_67" style:family="text"/>
    <style:style style:name="T9_68" style:family="text"/>
    <style:style style:name="T9_69" style:family="text"/>
    <style:style style:name="T9_70" style:family="text"/>
    <style:style style:name="T9_71" style:family="text"/>
    <style:style style:name="T9_72" style:family="text"/>
    <style:style style:name="T9_73" style:family="text"/>
    <style:style style:name="T9_74" style:family="text"/>
    <style:style style:name="T9_75" style:family="text"/>
    <style:style style:name="T9_76" style:family="text"/>
    <style:style style:name="T9_77" style:family="text"/>
    <style:style style:name="T9_78" style:family="text"/>
    <style:style style:name="T9_79" style:family="text"/>
    <style:style style:name="T9_80" style:family="text"/>
    <style:style style:name="T9_81" style:family="text"/>
    <style:style style:name="T9_82" style:family="text"/>
    <style:style style:name="T9_83" style:family="text"/>
    <style:style style:name="T9_84" style:family="text"/>
    <style:style style:name="T9_85" style:family="text"/>
    <style:style style:name="T9_86" style:family="text"/>
    <style:style style:name="T9_87" style:family="text"/>
    <style:style style:name="T9_88" style:family="text"/>
    <style:style style:name="T9_89" style:family="text"/>
    <style:style style:name="T9_90" style:family="text"/>
    <style:style style:name="T9_91" style:family="text"/>
    <style:style style:name="T9_92" style:family="text"/>
    <style:style style:name="T9_93" style:family="text"/>
    <style:style style:name="T9_94" style:family="text"/>
    <style:style style:name="T9_95" style:family="text"/>
    <style:style style:name="T9_96" style:family="text"/>
    <style:style style:name="T9_97" style:family="text"/>
    <style:style style:name="T9_98" style:family="text"/>
    <style:style style:name="T9_99" style:family="text"/>
    <style:style style:name="T9_100" style:family="text"/>
    <style:style style:name="T9_101" style:family="text"/>
    <style:style style:name="T9_102" style:family="text"/>
    <style:style style:name="T9_103" style:family="text"/>
    <style:style style:name="T9_104" style:family="text"/>
    <style:style style:name="T9_105" style:family="text"/>
    <style:style style:name="T9_106" style:family="text"/>
    <style:style style:name="T9_107" style:family="text"/>
    <style:style style:name="T9_108" style:family="text"/>
    <style:style style:name="T9_109" style:family="text"/>
    <style:style style:name="T9_110" style:family="text"/>
    <style:style style:name="T9_111" style:family="text"/>
    <style:style style:name="T9_112" style:family="text"/>
    <style:style style:name="T9_113" style:family="text"/>
    <style:style style:name="T9_114" style:family="text"/>
    <style:style style:name="T9_115" style:family="text"/>
    <style:style style:name="T9_116" style:family="text"/>
    <style:style style:name="T9_117" style:family="text"/>
    <style:style style:name="T9_118" style:family="text"/>
    <style:style style:name="T9_119" style:family="text"/>
    <style:style style:name="T9_120" style:family="text"/>
    <style:style style:name="T9_121" style:family="text"/>
    <style:style style:name="T9_122" style:family="text"/>
    <style:style style:name="T9_123" style:family="text"/>
    <style:style style:name="T9_124" style:family="text"/>
    <style:style style:name="T9_125" style:family="text"/>
    <style:style style:name="T9_126" style:family="text"/>
    <style:style style:name="T9_127" style:family="text"/>
    <style:style style:name="T9_128" style:family="text"/>
    <style:style style:name="T9_129" style:family="text"/>
    <style:style style:name="T9_130" style:family="text"/>
    <style:style style:name="T9_131" style:family="text"/>
    <style:style style:name="T9_132" style:family="text"/>
    <style:style style:name="T9_133" style:family="text"/>
    <style:style style:name="T9_134" style:family="text"/>
    <style:style style:name="T9_135" style:family="text"/>
    <style:style style:name="T9_136" style:family="text"/>
    <style:style style:name="T9_137" style:family="text"/>
    <style:style style:name="T9_138" style:family="text"/>
    <style:style style:name="T9_139" style:family="text"/>
    <style:style style:name="T9_140" style:family="text"/>
    <style:style style:name="T9_141" style:family="text"/>
    <style:style style:name="T9_142" style:family="text"/>
    <style:style style:name="T9_143" style:family="text"/>
    <style:style style:name="T9_144" style:family="text"/>
    <style:style style:name="T9_145" style:family="text"/>
    <style:style style:name="T9_146" style:family="text"/>
    <style:style style:name="T9_147" style:family="text"/>
    <style:style style:name="T9_148" style:family="text"/>
    <style:style style:name="T9_149" style:family="text"/>
    <style:style style:name="T9_150" style:family="text"/>
    <style:style style:name="T9_151" style:family="text"/>
    <style:style style:name="T9_152" style:family="text"/>
    <style:style style:name="T9_153" style:family="text"/>
    <style:style style:name="T9_154" style:family="text"/>
    <style:style style:name="T9_155" style:family="text"/>
    <style:style style:name="T9_156" style:family="text"/>
    <style:style style:name="P10" style:family="paragraph" style:parent-style-name="Standard">
      <style:paragraph-properties fo:break-before="auto" fo:line-height="115%" style:writing-mode="lr-tb"/>
    </style:style>
    <style:style style:name="P11" style:family="paragraph" style:parent-style-name="Standard">
      <style:paragraph-properties fo:break-before="auto" fo:line-height="115%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/>
    <style:style style:name="T11_15" style:family="text"/>
    <style:style style:name="T11_16" style:family="text"/>
    <style:style style:name="T11_17" style:family="text"/>
    <style:style style:name="T11_18" style:family="text"/>
    <style:style style:name="T11_19" style:family="text"/>
    <style:style style:name="T11_20" style:family="text"/>
    <style:style style:name="T11_21" style:family="text"/>
    <style:style style:name="T11_22" style:family="text"/>
    <style:style style:name="T11_23" style:family="text"/>
    <style:style style:name="T11_24" style:family="text"/>
    <style:style style:name="T11_25" style:family="text"/>
    <style:style style:name="T11_26" style:family="text"/>
    <style:style style:name="T11_27" style:family="text"/>
    <style:style style:name="T11_28" style:family="text"/>
    <style:style style:name="T11_29" style:family="text"/>
    <style:style style:name="T11_30" style:family="text"/>
    <style:style style:name="T11_31" style:family="text"/>
    <style:style style:name="T11_32" style:family="text"/>
    <style:style style:name="T11_33" style:family="text"/>
    <style:style style:name="T11_34" style:family="text"/>
    <style:style style:name="T11_35" style:family="text"/>
    <style:style style:name="T11_36" style:family="text"/>
    <style:style style:name="T11_37" style:family="text"/>
    <style:style style:name="T11_38" style:family="text"/>
    <style:style style:name="T11_39" style:family="text"/>
    <style:style style:name="T11_40" style:family="text"/>
    <style:style style:name="T11_41" style:family="text"/>
    <style:style style:name="T11_42" style:family="text"/>
    <style:style style:name="T11_43" style:family="text"/>
    <style:style style:name="T11_44" style:family="text"/>
    <style:style style:name="T11_45" style:family="text"/>
    <style:style style:name="T11_46" style:family="text"/>
  </office:automatic-styles>
  <office:body>
    <office:text>
      <text:p text:style-name="P1"><text:span text:style-name="T1_1">This</text:span><text:span text:style-name="T1_2"><text:s/></text:span><text:span text:style-name="T1_3">textbook</text:span><text:span text:style-name="T1_4"><text:s/></text:span><text:span text:style-name="T1_5">was</text:span><text:span text:style-name="T1_6"><text:s/></text:span><text:span text:style-name="T1_7">the</text:span><text:span text:style-name="T1_8"><text:s/></text:span><text:span text:style-name="T1_9">idea</text:span><text:span text:style-name="T1_10"><text:s/></text:span><text:span text:style-name="T1_11">of</text:span><text:span text:style-name="T1_12"><text:s/></text:span><text:span text:style-name="T1_13">Jeremy</text:span><text:span text:style-name="T1_14"><text:s/></text:span><text:span text:style-name="T1_15">Hansen</text:span><text:span text:style-name="T1_16">,<text:s/></text:span><text:span text:style-name="T1_17">a</text:span><text:span text:style-name="T1_18"><text:s/></text:span><text:span text:style-name="T1_19">computer</text:span><text:span text:style-name="T1_20"><text:s/></text:span><text:span text:style-name="T1_21">science</text:span><text:span text:style-name="T1_22"><text:s/></text:span><text:span text:style-name="T1_23">professor</text:span><text:span text:style-name="T1_24"><text:s/></text:span><text:span text:style-name="T1_25">at</text:span><text:span text:style-name="T1_26"><text:s/></text:span><text:span text:style-name="T1_27">the</text:span><text:span text:style-name="T1_28"><text:s/></text:span><text:span text:style-name="T1_29">oldest</text:span><text:span text:style-name="T1_30"><text:s/></text:span><text:span text:style-name="T1_31">private</text:span><text:span text:style-name="T1_32"><text:s/></text:span><text:span text:style-name="T1_33">military</text:span><text:span text:style-name="T1_34"><text:s/></text:span><text:span text:style-name="T1_35">college</text:span><text:span text:style-name="T1_36"><text:s/></text:span><text:span text:style-name="T1_37">in</text:span><text:span text:style-name="T1_38"><text:s/></text:span><text:span text:style-name="T1_39">the</text:span><text:span text:style-name="T1_40"><text:s/></text:span><text:span text:style-name="T1_41">United</text:span><text:span text:style-name="T1_42"><text:s/></text:span><text:span text:style-name="T1_43">States</text:span><text:span text:style-name="T1_44"><text:s/>-<text:s/></text:span><text:span text:style-name="T1_45">Norwich</text:span><text:span text:style-name="T1_46"><text:s/></text:span><text:span text:style-name="T1_47">University</text:span><text:span text:style-name="T1_48">.<text:s/></text:span><text:span text:style-name="T1_49">But</text:span><text:span text:style-name="T1_50"><text:s/></text:span><text:span text:style-name="T1_51">enough</text:span><text:span text:style-name="T1_52"><text:s/></text:span><text:span text:style-name="T1_53">about</text:span><text:span text:style-name="T1_54"><text:s/></text:span><text:span text:style-name="T1_55">him</text:span><text:span text:style-name="T1_56">!</text:span></text:p>
      <text:p text:style-name="P2"/>
      <text:p text:style-name="P3"><text:span text:style-name="T3_1">Some</text:span><text:span text:style-name="T3_2"><text:s/></text:span><text:span text:style-name="T3_3">students</text:span><text:span text:style-name="T3_4"><text:s/></text:span><text:span text:style-name="T3_5">have</text:span><text:span text:style-name="T3_6"><text:s/></text:span><text:span text:style-name="T3_7">a</text:span><text:span text:style-name="T3_8"><text:s/></text:span><text:span text:style-name="T3_9">difficult</text:span><text:span text:style-name="T3_10"><text:s/></text:span><text:span text:style-name="T3_11">time</text:span><text:span text:style-name="T3_12"><text:s/></text:span><text:span text:style-name="T3_13">with</text:span><text:span text:style-name="T3_14"><text:s/></text:span><text:span text:style-name="T3_15">programming</text:span><text:span text:style-name="T3_16"><text:s/></text:span><text:span text:style-name="T3_17">courses</text:span><text:span text:style-name="T3_18">,<text:s/></text:span><text:span text:style-name="T3_19">and</text:span><text:span text:style-name="T3_20"><text:s/></text:span><text:span text:style-name="T3_21">some</text:span><text:span text:style-name="T3_22"><text:s/></text:span><text:span text:style-name="T3_23">complaints</text:span><text:span text:style-name="T3_24"><text:s/></text:span><text:span text:style-name="T3_25">surface</text:span><text:span text:style-name="T3_26"><text:s/></text:span><text:span text:style-name="T3_27">semester</text:span><text:span text:style-name="T3_28"><text:s/></text:span><text:span text:style-name="T3_29">after</text:span><text:span text:style-name="T3_30"><text:s/></text:span><text:span text:style-name="T3_31">semester</text:span><text:span text:style-name="T3_32">:</text:span></text:p>
      <text:p text:style-name="P4"/>
      <text:p text:style-name="P5"><text:span text:style-name="T5_1">Programming</text:span><text:span text:style-name="T5_2"><text:s/></text:span><text:span text:style-name="T5_3">is</text:span><text:span text:style-name="T5_4"><text:s/></text:span><text:span text:style-name="T5_5">hard</text:span><text:span text:style-name="T5_6">!</text:span></text:p>
      <text:p text:style-name="P6"><text:span text:style-name="T6_1">The</text:span><text:span text:style-name="T6_2"><text:s/></text:span><text:span text:style-name="T6_3">textbooks</text:span><text:span text:style-name="T6_4"><text:s/></text:span><text:span text:style-name="T6_5">are</text:span><text:span text:style-name="T6_6"><text:s/></text:span><text:span text:style-name="T6_7">expensive</text:span><text:span text:style-name="T6_8">!</text:span></text:p>
      <text:p text:style-name="P7"><text:span text:style-name="T7_1">The</text:span><text:span text:style-name="T7_2"><text:s/></text:span><text:span text:style-name="T7_3">textbooks</text:span><text:span text:style-name="T7_4"><text:s/></text:span><text:span text:style-name="T7_5">are</text:span><text:span text:style-name="T7_6"><text:s/></text:span><text:span text:style-name="T7_7">confusing</text:span><text:span text:style-name="T7_8">!</text:span></text:p>
      <text:p text:style-name="P8"/>
      <text:p text:style-name="P9"><text:span text:style-name="T9_1">Partially</text:span><text:span text:style-name="T9_2"><text:s/></text:span><text:span text:style-name="T9_3">inspired</text:span><text:span text:style-name="T9_4"><text:s/></text:span><text:span text:style-name="T9_5">by</text:span><text:span text:style-name="T9_6"><text:s/></text:span><text:span text:style-name="T9_7">the</text:span><text:span text:style-name="T9_8"><text:s/></text:span><text:span text:style-name="T9_9">Finnish</text:span><text:span text:style-name="T9_10"><text:s/></text:span><text:span text:style-name="T9_11">teachers</text:span><text:span text:style-name="T9_12"><text:s/></text:span><text:span text:style-name="T9_13">who</text:span><text:span text:style-name="T9_14"><text:s/></text:span><text:span text:style-name="T9_15">wrote</text:span><text:span text:style-name="T9_16"><text:s/></text:span><text:span text:style-name="T9_17">a</text:span><text:span text:style-name="T9_18"><text:s/></text:span><text:span text:style-name="T9_19">mathematics</text:span><text:span text:style-name="T9_20"><text:s/></text:span><text:span text:style-name="T9_21">text</text:span><text:span text:style-name="T9_22"><text:s/></text:span><text:span text:style-name="T9_23">over</text:span><text:span text:style-name="T9_24"><text:s/></text:span><text:span text:style-name="T9_25">a</text:span><text:span text:style-name="T9_26"><text:s/></text:span><text:span text:style-name="T9_27">weekend</text:span><text:span text:style-name="T9_28">,<text:s/></text:span><text:span text:style-name="T9_29">he</text:span><text:span text:style-name="T9_30"><text:s/></text:span><text:span text:style-name="T9_31">proposed</text:span><text:span text:style-name="T9_32"><text:s/></text:span><text:span text:style-name="T9_33">to</text:span><text:span text:style-name="T9_34"><text:s/></text:span><text:span text:style-name="T9_35">his</text:span><text:span text:style-name="T9_36"><text:s/></text:span><text:span text:style-name="T9_37">students</text:span><text:span text:style-name="T9_38"><text:s/></text:span><text:span text:style-name="T9_39">writing</text:span><text:span text:style-name="T9_40"><text:s/></text:span><text:span text:style-name="T9_41">a</text:span><text:span text:style-name="T9_42"><text:s/></text:span><text:span text:style-name="T9_43">replacement</text:span><text:span text:style-name="T9_44"><text:s/></text:span><text:span text:style-name="T9_45">C</text:span><text:span text:style-name="T9_46">++<text:s/></text:span><text:span text:style-name="T9_47">textbook</text:span><text:span text:style-name="T9_48">.<text:s/></text:span><text:span text:style-name="T9_49">The</text:span><text:span text:style-name="T9_50"><text:s/></text:span><text:span text:style-name="T9_51">students</text:span><text:span text:style-name="T9_52"><text:s/></text:span><text:span text:style-name="T9_53">were</text:span><text:span text:style-name="T9_54"><text:s/></text:span><text:span text:style-name="T9_55">incredibly</text:span><text:span text:style-name="T9_56"><text:s/></text:span><text:span text:style-name="T9_57">positive</text:span><text:span text:style-name="T9_58"><text:s/></text:span><text:span text:style-name="T9_59">about</text:span><text:span text:style-name="T9_60"><text:s/></text:span><text:span text:style-name="T9_61">the</text:span><text:span text:style-name="T9_62"><text:s/></text:span><text:span text:style-name="T9_63">idea</text:span><text:span text:style-name="T9_64">.<text:s/></text:span><text:span text:style-name="T9_65">We</text:span><text:span text:style-name="T9_66"><text:s/></text:span><text:span text:style-name="T9_67">did</text:span><text:span text:style-name="T9_68"><text:s/></text:span><text:span text:style-name="T9_69">the</text:span><text:span text:style-name="T9_70"><text:s/></text:span><text:span text:style-name="T9_71">sprint</text:span><text:span text:style-name="T9_72"><text:s/></text:span><text:span text:style-name="T9_73">over</text:span><text:span text:style-name="T9_74"><text:s/>36<text:s/></text:span><text:span text:style-name="T9_75">hours</text:span><text:span text:style-name="T9_76"><text:s/></text:span><text:span text:style-name="T9_77">on</text:span><text:span text:style-name="T9_78"><text:s/></text:span><text:span text:style-name="T9_79">April</text:span><text:span text:style-name="T9_80"><text:s/>6</text:span><text:span text:style-name="T9_81">th</text:span><text:span text:style-name="T9_82"><text:s/></text:span><text:span text:style-name="T9_83">and</text:span><text:span text:style-name="T9_84"><text:s/>7</text:span><text:span text:style-name="T9_85">th</text:span><text:span text:style-name="T9_86">,<text:s/></text:span><text:span text:style-name="T9_87">and</text:span><text:span text:style-name="T9_88"><text:s/></text:span><text:span text:style-name="T9_89">livestreamed</text:span><text:span text:style-name="T9_90"><text:s/></text:span><text:span text:style-name="T9_91">the</text:span><text:span text:style-name="T9_92"><text:s/></text:span><text:span text:style-name="T9_93">event</text:span><text:span text:style-name="T9_94">.<text:s/></text:span><text:span text:style-name="T9_95">Using</text:span><text:span text:style-name="T9_96"><text:s/></text:span><text:span text:style-name="T9_97">Kickstarter</text:span><text:span text:style-name="T9_98">,<text:s/></text:span><text:span text:style-name="T9_99">the</text:span><text:span text:style-name="T9_100"><text:s/></text:span><text:span text:style-name="T9_101">base</text:span><text:span text:style-name="T9_102"><text:s/></text:span><text:span text:style-name="T9_103">goal</text:span><text:span text:style-name="T9_104"><text:s/></text:span><text:span text:style-name="T9_105">of</text:span><text:span text:style-name="T9_106"><text:s/>$500<text:s/></text:span><text:span text:style-name="T9_107">for</text:span><text:span text:style-name="T9_108"><text:s/></text:span><text:span text:style-name="T9_109">food</text:span><text:span text:style-name="T9_110"><text:s/></text:span><text:span text:style-name="T9_111">was</text:span><text:span text:style-name="T9_112"><text:s/></text:span><text:span text:style-name="T9_113">exceeded</text:span><text:span text:style-name="T9_114"><text:s/></text:span><text:span text:style-name="T9_115">by</text:span><text:span text:style-name="T9_116"><text:s/>$4,500<text:s/></text:span><text:span text:style-name="T9_117">for</text:span><text:span text:style-name="T9_118"><text:s/></text:span><text:span text:style-name="T9_119">a</text:span><text:span text:style-name="T9_120"><text:s/>$5,000<text:s/></text:span><text:span text:style-name="T9_121">total</text:span><text:span text:style-name="T9_122"><text:s/>-<text:s/></text:span><text:span text:style-name="T9_123">enough</text:span><text:span text:style-name="T9_124"><text:s/></text:span><text:span text:style-name="T9_125">for</text:span><text:span text:style-name="T9_126"><text:s/></text:span><text:span text:style-name="T9_127">three</text:span><text:span text:style-name="T9_128"><text:s/></text:span><text:span text:style-name="T9_129">meals</text:span><text:span text:style-name="T9_130"><text:s/></text:span><text:span text:style-name="T9_131">a</text:span><text:span text:style-name="T9_132"><text:s/></text:span><text:span text:style-name="T9_133">day</text:span><text:span text:style-name="T9_134">,<text:s/></text:span><text:span text:style-name="T9_135">snacks</text:span><text:span text:style-name="T9_136">,<text:s/></text:span><text:span text:style-name="T9_137">and</text:span><text:span text:style-name="T9_138"><text:s/></text:span><text:span text:style-name="T9_139">sending</text:span><text:span text:style-name="T9_140"><text:s/></text:span><text:span text:style-name="T9_141">copies</text:span><text:span text:style-name="T9_142"><text:s/></text:span><text:span text:style-name="T9_143">out</text:span><text:span text:style-name="T9_144"><text:s/></text:span><text:span text:style-name="T9_145">to</text:span><text:span text:style-name="T9_146"><text:s/></text:span><text:span text:style-name="T9_147">our</text:span><text:span text:style-name="T9_148"><text:s/></text:span><text:span text:style-name="T9_149">backers</text:span><text:span text:style-name="T9_150">,<text:s/></text:span><text:span text:style-name="T9_151">domestic</text:span><text:span text:style-name="T9_152"><text:s/></text:span><text:span text:style-name="T9_153">and</text:span><text:span text:style-name="T9_154"><text:s/></text:span><text:span text:style-name="T9_155">international</text:span><text:span text:style-name="T9_156">.</text:span></text:p>
      <text:p text:style-name="P10"/>
      <text:p text:style-name="P11"><text:span text:style-name="T11_1">The</text:span><text:span text:style-name="T11_2"><text:s/></text:span><text:span text:style-name="T11_3">book</text:span><text:span text:style-name="T11_4"><text:s/></text:span><text:span text:style-name="T11_5">in</text:span><text:span text:style-name="T11_6"><text:s/></text:span><text:span text:style-name="T11_7">your</text:span><text:span text:style-name="T11_8"><text:s/></text:span><text:span text:style-name="T11_9">hands</text:span><text:span text:style-name="T11_10">,<text:s/></text:span><text:span text:style-name="T11_11">or</text:span><text:span text:style-name="T11_12"><text:s/></text:span><text:span text:style-name="T11_13">on</text:span><text:span text:style-name="T11_14"><text:s/></text:span><text:span text:style-name="T11_15">your</text:span><text:span text:style-name="T11_16"><text:s/></text:span><text:span text:style-name="T11_17">computer</text:span><text:span text:style-name="T11_18"><text:s/></text:span><text:span text:style-name="T11_19">screen</text:span><text:span text:style-name="T11_20">,<text:s/></text:span><text:span text:style-name="T11_21">is</text:span><text:span text:style-name="T11_22"><text:s/></text:span><text:span text:style-name="T11_23">the</text:span><text:span text:style-name="T11_24"><text:s/></text:span><text:span text:style-name="T11_25">result</text:span><text:span text:style-name="T11_26"><text:s/></text:span><text:span text:style-name="T11_27">of</text:span><text:span text:style-name="T11_28"><text:s/></text:span><text:span text:style-name="T11_29">a</text:span><text:span text:style-name="T11_30"><text:s/></text:span><text:span text:style-name="T11_31">weekend</text:span><text:span text:style-name="T11_32">’</text:span><text:span text:style-name="T11_33">s</text:span><text:span text:style-name="T11_34"><text:s/></text:span><text:span text:style-name="T11_35">hard</text:span><text:span text:style-name="T11_36"><text:s/></text:span><text:span text:style-name="T11_37">work</text:span><text:span text:style-name="T11_38"><text:s/></text:span><text:span text:style-name="T11_39">and</text:span><text:span text:style-name="T11_40"><text:s/></text:span><text:span text:style-name="T11_41">caffeine</text:span><text:span text:style-name="T11_42">.<text:s/></text:span><text:span text:style-name="T11_43">Go</text:span><text:span text:style-name="T11_44"><text:s/></text:span><text:span text:style-name="T11_45">Cadets</text:span><text:span text:style-name="T11_46">!</text:span></text:p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text:notes-configuration text:note-class="footnote" style:num-format="1" text:start-value="0" text:footnotes-position="page"/>
    <text:notes-configuration text:note-class="endnote" style:num-format="i" text:start-value="0" text:footnotes-position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1.8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